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14E43A9FE34FC8078B3.png" manifest:media-type="image/png"/>
  <manifest:file-entry manifest:full-path="Pictures/1000020100000115000000968C862A824E892B92.png" manifest:media-type="image/png"/>
  <manifest:file-entry manifest:full-path="Pictures/10001CCE00001CA900000F75308F17C4BB65813D.svg" manifest:media-type="image/svg+xml"/>
  <manifest:file-entry manifest:full-path="Pictures/10000201000003F0000002B56AACF3D1EEE26B7E.png" manifest:media-type="image/png"/>
  <manifest:file-entry manifest:full-path="Pictures/10000200000000F0000000D21062DF69F31F51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italic" fo:background-color="#afd095" style:font-size-asian="14pt" style:font-style-asian="italic" style:font-size-complex="14pt" style:font-style-complex="italic"/>
    </style:style>
    <style:style style:name="T3" style:family="text">
      <style:text-properties fo:font-size="14pt" fo:font-style="italic" fo:background-color="#ffa6a6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598cm" svg:x="3.778cm" svg:y="0.902cm">
          <draw:image xlink:href="Pictures/10000201000003F0000002B56AACF3D1EEE26B7E.png" xlink:type="simple" xlink:show="embed" xlink:actuate="onLoad" loext:mime-type="image/png">
            <text:p/>
          </draw:image>
        </draw:frame>
        <draw:frame draw:style-name="gr2" draw:text-style-name="P3" draw:layer="layout" svg:width="3.1cm" svg:height="0.806cm" svg:x="3.4cm" svg:y="0.194cm">
          <draw:text-box>
            <text:p text:style-name="P2"><text:span text:style-name="T1">C/C++ loop</text:span></text:p>
          </draw:text-box>
        </draw:frame>
        <draw:frame draw:style-name="gr3" draw:text-style-name="P1" draw:layer="layout" svg:width="3.221cm" svg:height="2.815cm" svg:x="1.2cm" svg:y="3.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3" draw:text-style-name="P1" draw:layer="layout" svg:width="3cm" svg:height="1.618cm" svg:x="5.6cm" svg:y="4.28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8C862A824E892B92.png" xlink:type="simple" xlink:show="embed" xlink:actuate="onLoad" loext:mime-type="image/png"/>
        </draw:frame>
        <draw:custom-shape draw:style-name="gr4" draw:text-style-name="P1" draw:layer="layout" svg:width="3cm" svg:height="3cm" svg:x="5.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.321cm" svg:y="3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9cm" svg:y1="2.6cm" svg:x2="2.7cm" svg:y2="3.5cm">
          <text:p/>
        </draw:line>
        <draw:line draw:style-name="gr5" draw:text-style-name="P1" draw:layer="layout" svg:x1="4.9cm" svg:y1="2.6cm" svg:x2="7.2cm" svg:y2="3.5cm">
          <text:p/>
        </draw:line>
        <draw:frame draw:style-name="gr6" draw:text-style-name="P1" draw:layer="layout" svg:width="2.017cm" svg:height="2.194cm" svg:x="3.601cm" svg:y="12.426cm">
          <draw:image xlink:href="Pictures/10000201000001330000014E43A9FE34FC8078B3.png" xlink:type="simple" xlink:show="embed" xlink:actuate="onLoad" loext:mime-type="image/png">
            <text:p/>
          </draw:image>
        </draw:frame>
        <draw:frame draw:style-name="gr6" draw:text-style-name="P1" draw:layer="layout" svg:width="2.017cm" svg:height="2.194cm" svg:x="3.601cm" svg:y="12.426cm">
          <draw:image xlink:href="Pictures/10000201000001330000014E43A9FE34FC8078B3.png" xlink:type="simple" xlink:show="embed" xlink:actuate="onLoad" loext:mime-type="image/png">
            <text:p/>
          </draw:image>
        </draw:frame>
        <draw:line draw:style-name="gr5" draw:text-style-name="P1" draw:layer="layout" svg:x1="2.8cm" svg:y1="6.7cm" svg:x2="4.9cm" svg:y2="7.8cm">
          <text:p/>
        </draw:line>
        <draw:line draw:style-name="gr5" draw:text-style-name="P1" draw:layer="layout" svg:x1="7.1cm" svg:y1="6.7cm" svg:x2="5cm" svg:y2="7.8cm">
          <text:p/>
        </draw:line>
        <draw:frame draw:style-name="gr7" draw:text-style-name="P4" draw:layer="layout" svg:width="2.3cm" svg:height="0.962cm" svg:x="6.5cm" svg:y="6.738cm">
          <draw:text-box>
            <text:p><text:span text:style-name="T2">yes</text:span><text:span text:style-name="T1"> / </text:span><text:span text:style-name="T3">no</text:span> </text:p>
          </draw:text-box>
        </draw:frame>
        <draw:frame draw:style-name="gr7" draw:text-style-name="P4" draw:layer="layout" svg:width="2.3cm" svg:height="0.962cm" svg:x="1.2cm" svg:y="6.738cm">
          <draw:text-box>
            <text:p><text:span text:style-name="T2">yes</text:span><text:span text:style-name="T1"> / </text:span><text:span text:style-name="T3">no</text:span> </text:p>
          </draw:text-box>
        </draw:frame>
        <draw:frame draw:style-name="gr8" draw:text-style-name="P6" draw:layer="layout" svg:width="3.6cm" svg:height="1.916cm" svg:x="3.1cm" svg:y="7.884cm">
          <draw:text-box>
            <text:p text:style-name="P5"><text:span text:style-name="T1">Combined parallelisation ad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10T11:13:55.321107379</dc:date>
    <meta:editing-duration>PT4H21M54S</meta:editing-duration>
    <meta:editing-cycles>19</meta:editing-cycles>
    <meta:generator>LibreOffice/6.1.4.2$Linux_X86_64 LibreOffice_project/10$Build-2</meta:generator>
    <meta:document-statistic meta:object-count="15"/>
  </office:meta>
</office:document-meta>
</file>